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Merriweather, 'Helvetica Neue', Arial, sans-serif"/>
    <style:font-face style:name="Lohit Devanagari1" svg:font-family="'Lohit Devanagari'"/>
    <style:font-face style:name="Noto Sans" svg:font-family="'Noto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0276"/>
    </style:style>
    <style:style style:name="P2" style:family="paragraph" style:parent-style-name="Standard">
      <style:paragraph-properties fo:text-align="center" style:justify-single-word="false"/>
      <style:text-properties officeooo:paragraph-rsid="000b94b1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530dd" officeooo:paragraph-rsid="000530dd"/>
    </style:style>
    <style:style style:name="P4" style:family="paragraph" style:parent-style-name="Standard">
      <style:text-properties fo:color="#333333" style:font-name="Arial"/>
    </style:style>
    <style:style style:name="P5" style:family="paragraph" style:parent-style-name="Standard">
      <style:paragraph-properties fo:text-align="center" style:justify-single-word="false"/>
      <style:text-properties fo:color="#333333"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33333" style:font-name="Arial"/>
    </style:style>
    <style:style style:name="P7" style:family="paragraph" style:parent-style-name="Standard">
      <style:paragraph-properties fo:text-align="justify" style:justify-single-word="false"/>
      <style:text-properties fo:color="#333333" style:font-name="Arial"/>
    </style:style>
    <style:style style:name="P8" style:family="paragraph" style:parent-style-name="Standard">
      <style:paragraph-properties fo:text-align="justify" style:justify-single-word="false"/>
      <style:text-properties fo:color="#333333" style:font-name="Arial" officeooo:paragraph-rsid="000530dd"/>
    </style:style>
    <style:style style:name="P9" style:family="paragraph" style:parent-style-name="Standard">
      <style:paragraph-properties fo:text-align="justify" style:justify-single-word="false"/>
      <style:text-properties fo:color="#333333" style:font-name="Arial" officeooo:paragraph-rsid="0003671f"/>
    </style:style>
    <style:style style:name="P10" style:family="paragraph" style:parent-style-name="Standard">
      <style:paragraph-properties fo:text-align="justify" style:justify-single-word="false"/>
      <style:text-properties fo:color="#333333" style:font-name="Arial" officeooo:rsid="0003671f" officeooo:paragraph-rsid="0003671f"/>
    </style:style>
    <style:style style:name="P11" style:family="paragraph" style:parent-style-name="Standard">
      <style:paragraph-properties fo:text-align="justify" style:justify-single-word="false"/>
      <style:text-properties fo:color="#333333" style:font-name="Arial" officeooo:rsid="0004ad95" officeooo:paragraph-rsid="0004ad95"/>
    </style:style>
    <style:style style:name="P12" style:family="paragraph" style:parent-style-name="Standard">
      <style:paragraph-properties fo:text-align="justify" style:justify-single-word="false"/>
      <style:text-properties fo:color="#333333" style:font-name="Arial" officeooo:rsid="000530dd" officeooo:paragraph-rsid="000530dd"/>
    </style:style>
    <style:style style:name="P13" style:family="paragraph" style:parent-style-name="Standard">
      <style:paragraph-properties fo:text-align="justify" style:justify-single-word="false"/>
      <style:text-properties fo:color="#333333" style:font-name="Arial" officeooo:rsid="0005dcc6" officeooo:paragraph-rsid="0005dcc6"/>
    </style:style>
    <style:style style:name="P14" style:family="paragraph" style:parent-style-name="Standard">
      <style:paragraph-properties fo:text-align="justify" style:justify-single-word="false"/>
      <style:text-properties fo:color="#333333" style:font-name="Arial" officeooo:rsid="0005dcc6" officeooo:paragraph-rsid="0007d6d2"/>
    </style:style>
    <style:style style:name="P15" style:family="paragraph" style:parent-style-name="Standard">
      <style:paragraph-properties fo:text-align="justify" style:justify-single-word="false"/>
      <style:text-properties fo:color="#333333" style:font-name="Arial" officeooo:rsid="00063421" officeooo:paragraph-rsid="00063421"/>
    </style:style>
    <style:style style:name="T1" style:family="text">
      <style:text-properties officeooo:rsid="0003671f"/>
    </style:style>
    <style:style style:name="T2" style:family="text">
      <style:text-properties officeooo:rsid="000530dd"/>
    </style:style>
    <style:style style:name="T3" style:family="text">
      <style:text-properties fo:font-variant="normal" fo:text-transform="none" fo:font-size="12pt" fo:letter-spacing="normal" fo:font-style="normal" fo:font-weight="normal" officeooo:rsid="000530dd"/>
    </style:style>
    <style:style style:name="T4" style:family="text">
      <style:text-properties fo:font-variant="normal" fo:text-transform="none" fo:font-size="12pt" fo:letter-spacing="normal" fo:font-style="normal" fo:font-weight="normal" officeooo:rsid="0007d6d2"/>
    </style:style>
    <style:style style:name="T5" style:family="text">
      <style:text-properties fo:font-variant="normal" fo:text-transform="none" fo:color="#333333" style:font-name="Noto Sans" fo:font-size="14pt" fo:letter-spacing="normal" fo:font-style="normal" fo:font-weight="bold" officeooo:rsid="00090276"/>
    </style:style>
    <style:style style:name="T6" style:family="text">
      <style:text-properties fo:font-variant="normal" fo:text-transform="none" fo:color="#333333" style:font-name="Noto Sans" fo:font-size="12pt" fo:letter-spacing="normal" fo:font-style="normal" fo:font-weight="bold" officeooo:rsid="00090276" style:font-size-asian="12pt" style:font-size-complex="12pt"/>
    </style:style>
    <style:style style:name="T7" style:family="text">
      <style:text-properties fo:font-variant="normal" fo:text-transform="none" fo:color="#333333" style:font-name="Noto Sans" fo:font-size="12pt" fo:letter-spacing="normal" fo:font-style="normal" fo:font-weight="bold" officeooo:rsid="000bef3a" style:font-size-asian="12pt" style:font-size-complex="12pt"/>
    </style:style>
    <style:style style:name="T8" style:family="text">
      <style:text-properties fo:font-variant="normal" fo:text-transform="none" fo:color="#33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style:font-name="Arial" fo:font-size="12pt" fo:letter-spacing="normal" fo:font-style="normal" fo:font-weight="bold" officeooo:rsid="00090276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12529" style:font-name="Lato" fo:font-size="12pt" fo:letter-spacing="normal" fo:font-style="normal" fo:font-weight="normal"/>
    </style:style>
    <style:style style:name="T11" style:family="text">
      <style:text-properties officeooo:rsid="0005dcc6"/>
    </style:style>
    <style:style style:name="T12" style:family="text">
      <style:text-properties officeooo:rsid="00063421"/>
    </style:style>
    <style:style style:name="T13" style:family="text">
      <style:text-properties officeooo:rsid="0007d6d2"/>
    </style:style>
    <style:style style:name="T14" style:family="text">
      <style:text-properties fo:color="#333333" style:font-name="Arial" fo:font-weight="bold" officeooo:rsid="000b94b1" style:font-weight-asian="bold" style:font-weight-complex="bold"/>
    </style:style>
    <style:style style:name="T15" style:family="text">
      <style:text-properties fo:color="#333333" style:font-name="Arial" fo:font-size="12pt" fo:font-weight="bold" officeooo:rsid="00090276" style:font-size-asian="12pt" style:font-weight-asian="bold" style:font-size-complex="12pt" style:font-weight-complex="bold"/>
    </style:style>
    <style:style style:name="T16" style:family="text">
      <style:text-properties fo:color="#333333" style:font-name="Arial" fo:font-size="12pt" fo:font-weight="bold" officeooo:rsid="000b94b1" style:font-size-asian="12pt" style:font-weight-asian="bold" style:font-size-complex="12pt" style:font-weight-complex="bold"/>
    </style:style>
    <style:style style:name="T17" style:family="text">
      <style:text-properties fo:color="#333333" style:font-name="Arial" fo:font-size="12pt" fo:font-weight="bold" officeooo:rsid="000c4ae2" style:font-size-asian="12pt" style:font-weight-asian="bold" style:font-size-complex="12pt" style:font-weight-complex="bold"/>
    </style:style>
    <style:style style:name="T18" style:family="text">
      <style:text-properties fo:color="#333333" style:font-name="Arial" fo:font-size="12pt" fo:font-style="italic" fo:font-weight="bold" officeooo:rsid="00090276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333333" style:font-name="Arial" fo:font-style="italic" fo:font-weight="bold" officeooo:rsid="000b94b1" style:font-style-asian="italic" style:font-weight-asian="bold" style:font-style-complex="italic" style:font-weight-complex="bold"/>
    </style:style>
    <style:style style:name="T20" style:family="text">
      <style:text-properties officeooo:rsid="000c4a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T14">Olá, esse </text:span><text:span text:style-name="T19">p</text:span><text:span text:style-name="T18">odcast</text:span><text:span text:style-name="T15"> </text:span><text:span text:style-name="T16">foi </text:span><text:span text:style-name="T15">desenvolvido para a realização d</text:span><text:span text:style-name="T16">e uma</text:span><text:span text:style-name="T15"> atividade avaliativa da disciplina </text:span><text:span text:style-name="T17">de </text:span><text:span text:style-name="T15">prática de leitura e produção de textos</text:span><text:span text:style-name="Strong_20_Emphasis"><text:span text:style-name="T8">- </text:span></text:span><text:span text:style-name="Strong_20_Emphasis"><text:span text:style-name="T9">EAD700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7">A </text:span></text:span><text:span text:style-name="Strong_20_Emphasis"><text:span text:style-name="T6">Produção </text:span></text:span><text:span text:style-name="Strong_20_Emphasis"><text:span text:style-name="T7">escolhida para realizar essa atividade é </text:span></text:span><text:span text:style-name="Strong_20_Emphasis"><text:span text:style-name="T6">da professora do DECOM, Amanda Sávio Nascimento. </text:span></text:span><text:span text:style-name="Strong_20_Emphasis"><text:span text:style-name="T7">E o título dessa produção é</text:span></text:span></text:p>
      <text:p text:style-name="P1"><text:span text:style-name="Strong_20_Emphasis"><text:span text:style-name="T5"/></text:span></text:p>
      <text:p text:style-name="P5">O Baú de Ashanti: uma proposta de software educacional para o ensino e conscientização de questões étnico-raciais e de gênero</text:p>
      <text:p text:style-name="P4"/>
      <text:p text:style-name="P6">Viviane de Paula Silva, Kassandra da Silva Muniz, Elton José da Silva, Amanda Sávio Nascimento</text:p>
      <text:p text:style-name="P7"/>
      <text:p text:style-name="P9"><text:span text:style-name="T1">O texto da produção objetiva a apresentação do protótipo de um jogo educacional chamado “O Baú de Ashanti”. Cujo seu objetivo é, através de memorização de cartas, prover a visibilidade para a identidade afrodescendente de algumas mulheres negras que se destacaram </text:span><text:span text:style-name="T10">na América Latina, América do Norte e África.</text:span></text:p>
      <text:p text:style-name="P10"/>
      <text:p text:style-name="P11">O ensino de história e cultura afro-brasileiro, hoje, <text:span text:style-name="T12">por lei</text:span>, é obrigatória nas instituições de educação básica <text:span text:style-name="T20">d</text:span>o país. <text:span text:style-name="T12">Entretanto</text:span>, pouco se sabe a respeito cumprimento dessa <text:span text:style-name="T12">lei</text:span>, seja pela falta de informação <text:span text:style-name="T12">dessa </text:span>ou pela <text:span text:style-name="T12">carência</text:span> de materiais <text:span text:style-name="T12">didáticos</text:span> que abordam o tema <text:span text:style-name="T12">étnico-racial</text:span> desassociada a pobreza, escravidão ou da posição de inferioridade.</text:p>
      <text:p text:style-name="P11"/>
      <text:p text:style-name="P3">Nessa<text:span text:style-name="T12">s </text:span>circunstância<text:span text:style-name="T12">s</text:span>, “O Baú de Ashanti”, visa ser um jogo educacional, para plataformas web, voltada para o público infantil.</text:p>
      <text:p text:style-name="P3"/>
      <text:p text:style-name="P8"><text:span text:style-name="T3">O Jogo vêm sendo desenvolvido com as diretrizes do Design Institucional, que implica em conjunto</text:span><text:span text:style-name="T4">s</text:span><text:span text:style-name="T3"> de processos que facilita o desenvolvimento de sistemas que tem por finalidade o fornecimento do aprendizado. O processo escolhido para desenvolvimento do jogo é conhecido como </text:span>Análise, Desenho, Desenvolvimento, Implementação e Avaliação <text:span text:style-name="T2">(ADDIE).</text:span></text:p>
      <text:p text:style-name="P8"/>
      <text:p text:style-name="P12">A anális<text:span text:style-name="T13">e</text:span> consiste na identificação do público-alvo, <text:span text:style-name="T11">a identificação da aprendizagem, definição dos objetivos institucionais e definição das limitações. </text:span></text:p>
      <text:p text:style-name="P13">N<text:span text:style-name="T13">o</text:span> universo <text:span text:style-name="T20">d</text:span>o jogo “O Baú de Ashanti”, definiu-se o público-alvo como sendo crianças maiores de oito anos, pesquisas bibliográficas para reafirmar a <text:span text:style-name="T13">compreensão</text:span> sobre o assunto, o seu <text:span text:style-name="T13">objetivo</text:span> como sendo o reconhecimento e valorização das <text:span text:style-name="T13">contribuições</text:span> das <text:span text:style-name="T13">mulheres</text:span> negras na sociedade, e por fim suas limitações sendo elas as restrições pedagógicas e técnicas.</text:p>
      <text:p text:style-name="P13"/>
      <text:p text:style-name="P13">Na implementação do jogo, optou-se pelo uso do HTML5, CSS3 e Javascript, <text:span text:style-name="T13">que consistem</text:span> em ferramentas para desenvolvimento de um sistema web.</text:p>
      <text:p text:style-name="P13"/>
      <text:p text:style-name="P14">O senário de uso do Baú de Ashanti se resume <text:span text:style-name="T20">nos seguintes passos: </text:span></text:p>
      <text:p text:style-name="P14"><text:span text:style-name="T13">O</text:span>s usuários devem acessar a plataforma do jogo à partir do navegador. </text:p>
      <text:p text:style-name="P14">Após o clique <text:span text:style-name="T13">para iniciar</text:span>, haverá uma breve explicação do jogo contada por uma das personagens presentes, a Dadá, sendo ela neta da A<text:span text:style-name="T13">s</text:span>hanti e portadora dos baús com cadeados fechados. </text:p>
      <text:p text:style-name="P14">Tendo isso em mente, o jogo irá mostrar desafios nos quais re<text:span text:style-name="T13">s</text:span>ultarão na adquirição dessas chaves, sendo esses desafios um jogo de <text:span text:style-name="T13">memória</text:span> que <text:span text:style-name="T13">a </text:span>parti<text:span text:style-name="T13">r</text:span> dele <text:span text:style-name="T13">resultará no conhecimento das</text:span> historia<text:span text:style-name="T13">s</text:span> de mulheres negras <text:span text:style-name="T13">através de textos e imagens. E por fim, </text:span><text:soft-page-break/><text:span text:style-name="T13">ao final das partidas haverá um desafio que tem por objetivo a memorização e assimilação das historias e feitos dessas mulheres negras mostrados durante o jogo da memória.</text:span></text:p>
      <text:p text:style-name="P13"/>
      <text:p text:style-name="P15">O Baú de Ashanti pode ser considerado uma ferramente que <text:span text:style-name="T13">auxilia-ra</text:span> no aprendizado sobre a identidade étnico-racial de algumas mulheres negras que se destacaram na <text:span text:style-name="T13">construção</text:span> da historia do Brasil e do mundo. <text:span text:style-name="T13">S</text:span>eu desenvolvimento <text:span text:style-name="T13">que segue </text:span>de acordo com o Design Institucional, visa gerar resultados <text:span text:style-name="T13">satisfatórios</text:span> e eficientes para seus fins <text:span text:style-name="T13">didáticos</text:span> e de aprendizagem. E esperado que o Baú de Ashanti promova bons resultados para ampliar o universo <text:span text:style-name="T13">sociocultural</text:span> das crianças <text:span text:style-name="T13">com o auxilio de professores, e responsávei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Merriweather, 'Helvetica Neue', Arial, sans-serif"/>
    <style:font-face style:name="Lohit Devanagari1" svg:font-family="'Lohit Devanagari'"/>
    <style:font-face style:name="Noto Sans" svg:font-family="'Noto Sans'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3:25:44.831815053</meta:creation-date>
    <dc:date>2021-03-07T17:54:42.519130095</dc:date>
    <meta:editing-duration>PT1H26M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552" meta:character-count="3556" meta:non-whitespace-character-count="3016"/>
  </office:meta>
</office:document-meta>
</file>